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 - в контексте "Wordpress Разработка Тем"</text:p>
      <text:p text:style-name="Standard">ChatGPT</text:p>
      <text:p text:style-name="P1">ChatGPT</text:p>
      <text:p text:style-name="Text_20_body">Вот полный список терминов, понятий и их описание, связанных с разработкой тем в WordPress, разбитый по категориям:</text:p>
      <text:h text:style-name="Heading_20_3" text:outline-level="3">Структура темы WordPress:</text:h>
      <text:list xml:id="list1626124705230984316" text:style-name="L1">
        <text:list-item>
          <text:p text:style-name="P2"><text:span text:style-name="Strong_20_Emphasis">index.php</text:span>:</text:p>
          <text:list>
            <text:list-item>
              <text:p text:style-name="P10">Описание: Основной файл шаблона, используемый для отображения главной страницы и записей.</text:p>
            </text:list-item>
          </text:list>
        </text:list-item>
        <text:list-item>
          <text:p text:style-name="P2"><text:span text:style-name="Strong_20_Emphasis">style.css</text:span>:</text:p>
          <text:list>
            <text:list-item>
              <text:p text:style-name="P10">Описание: Файл стилей темы, содержащий информацию о названии, авторе, описании и других метаданных темы.</text:p>
            </text:list-item>
          </text:list>
        </text:list-item>
        <text:list-item>
          <text:p text:style-name="P2"><text:span text:style-name="Strong_20_Emphasis">header.php</text:span>:</text:p>
          <text:list>
            <text:list-item>
              <text:p text:style-name="P10">Описание: Файл шаблона, содержащий верхнюю часть сайта, такую как заголовок, меню и логотип.</text:p>
            </text:list-item>
          </text:list>
        </text:list-item>
        <text:list-item>
          <text:p text:style-name="P2"><text:span text:style-name="Strong_20_Emphasis">footer.php</text:span>:</text:p>
          <text:list>
            <text:list-item>
              <text:p text:style-name="P10">Описание: Файл шаблона, содержащий нижнюю часть сайта, такую как футер и дополнительные скрипты.</text:p>
            </text:list-item>
          </text:list>
        </text:list-item>
        <text:list-item>
          <text:p text:style-name="P2"><text:span text:style-name="Strong_20_Emphasis">page.php</text:span>:</text:p>
          <text:list>
            <text:list-item>
              <text:p text:style-name="P10">Описание: Файл шаблона, определяющий структуру и внешний вид страниц.</text:p>
            </text:list-item>
          </text:list>
        </text:list-item>
        <text:list-item>
          <text:p text:style-name="P2"><text:span text:style-name="Strong_20_Emphasis">single.php</text:span>:</text:p>
          <text:list>
            <text:list-item>
              <text:p text:style-name="P2">Описание: Файл шаблона, определяющий структуру и внешний вид отдельной записи.</text:p>
            </text:list-item>
          </text:list>
        </text:list-item>
      </text:list>
      <text:h text:style-name="Heading_20_3" text:outline-level="3">Шаблоны страниц и файлы:</text:h>
      <text:list xml:id="list2864054226905476483" text:style-name="L2">
        <text:list-item>
          <text:p text:style-name="P3"><text:span text:style-name="Strong_20_Emphasis">Шаблон страницы (Page Template)</text:span>:</text:p>
          <text:list>
            <text:list-item>
              <text:p text:style-name="P11">Описание: Специальный файл шаблона, определяющий внешний вид конкретной страницы.</text:p>
            </text:list-item>
          </text:list>
        </text:list-item>
        <text:list-item>
          <text:p text:style-name="P3"><text:span text:style-name="Strong_20_Emphasis">content.php</text:span>:</text:p>
          <text:list>
            <text:list-item>
              <text:p text:style-name="P11">Описание: Файл шаблона, содержащий код для отображения контента внутри цикла WordPress.</text:p>
            </text:list-item>
          </text:list>
        </text:list-item>
        <text:list-item>
          <text:p text:style-name="P3"><text:span text:style-name="Strong_20_Emphasis">sidebar.php</text:span>:</text:p>
          <text:list>
            <text:list-item>
              <text:p text:style-name="P3">Описание: Файл шаблона, содержащий код для боковой панели (сайдбара) на страницах сайта.</text:p>
            </text:list-item>
          </text:list>
        </text:list-item>
      </text:list>
      <text:h text:style-name="Heading_20_3" text:outline-level="3">Функциональность темы:</text:h>
      <text:list xml:id="list3131027131346720322" text:style-name="L3">
        <text:list-item>
          <text:p text:style-name="P4"><text:span text:style-name="Strong_20_Emphasis">Хуки (Hooks)</text:span>:</text:p>
          <text:list>
            <text:list-item>
              <text:p text:style-name="P12">Описание: Специальные точки в коде, позволяющие добавлять или изменять функциональность темы.</text:p>
            </text:list-item>
          </text:list>
        </text:list-item>
        <text:list-item>
          <text:p text:style-name="P4"><text:span text:style-name="Strong_20_Emphasis">Фильтры (Filters)</text:span>:</text:p>
          <text:list>
            <text:list-item>
              <text:p text:style-name="P12">Описание: Механизмы, позволяющие изменять данные, выводимые на <text:soft-page-break/>странице, до их отображения.</text:p>
            </text:list-item>
          </text:list>
        </text:list-item>
        <text:list-item>
          <text:p text:style-name="P4"><text:span text:style-name="Strong_20_Emphasis">Шорткоды (Shortcodes)</text:span>:</text:p>
          <text:list>
            <text:list-item>
              <text:p text:style-name="P4">Описание: Специальные теги, позволяющие вставлять динамический контент на страницы и записи без написания кода.</text:p>
            </text:list-item>
          </text:list>
        </text:list-item>
      </text:list>
      <text:h text:style-name="Heading_20_3" text:outline-level="3">Оптимизация и безопасность:</text:h>
      <text:list xml:id="list2192592871990744191" text:style-name="L4">
        <text:list-item>
          <text:p text:style-name="P5"><text:span text:style-name="Strong_20_Emphasis">Минификация CSS и JavaScript</text:span>:</text:p>
          <text:list>
            <text:list-item>
              <text:p text:style-name="P13">Описание: Процесс сокращения размера файлов CSS и JavaScript для ускорения загрузки страницы.</text:p>
            </text:list-item>
          </text:list>
        </text:list-item>
        <text:list-item>
          <text:p text:style-name="P5"><text:span text:style-name="Strong_20_Emphasis">Безопасность темы</text:span>:</text:p>
          <text:list>
            <text:list-item>
              <text:p text:style-name="P5">Описание: Меры безопасности, принимаемые для защиты темы от взломов и атак.</text:p>
            </text:list-item>
          </text:list>
        </text:list-item>
      </text:list>
      <text:h text:style-name="Heading_20_3" text:outline-level="3">Расширенные концепции:</text:h>
      <text:list xml:id="list2288165724078923040" text:style-name="L5">
        <text:list-item>
          <text:p text:style-name="P6"><text:span text:style-name="Strong_20_Emphasis">Кастомные типы записей (Custom Post Types)</text:span>:</text:p>
          <text:list>
            <text:list-item>
              <text:p text:style-name="P14">Описание: Дополнительные типы контента, которые можно создавать и управлять в WordPress.</text:p>
            </text:list-item>
          </text:list>
        </text:list-item>
        <text:list-item>
          <text:p text:style-name="P6"><text:span text:style-name="Strong_20_Emphasis">Кастомные поля (Custom Fields)</text:span>:</text:p>
          <text:list>
            <text:list-item>
              <text:p text:style-name="P6">Описание: Дополнительные поля, добавляемые к записям и страницам для хранения дополнительной информации.</text:p>
            </text:list-item>
          </text:list>
        </text:list-item>
      </text:list>
      <text:h text:style-name="Heading_20_3" text:outline-level="3">Управление контентом:</text:h>
      <text:list xml:id="list3571072862822106710" text:style-name="L6">
        <text:list-item>
          <text:p text:style-name="P7"><text:span text:style-name="Strong_20_Emphasis">Пользовательские меню (Custom Menus)</text:span>:</text:p>
          <text:list>
            <text:list-item>
              <text:p text:style-name="P15">Описание: Возможность создания и управления пользовательскими меню в административной панели WordPress.</text:p>
            </text:list-item>
          </text:list>
        </text:list-item>
        <text:list-item>
          <text:p text:style-name="P7"><text:span text:style-name="Strong_20_Emphasis">Виджеты (Widgets)</text:span>:</text:p>
          <text:list>
            <text:list-item>
              <text:p text:style-name="P7">Описание: Блоки контента, которые можно добавить на сайт через административную панель для отображения дополнительной информации.</text:p>
            </text:list-item>
          </text:list>
        </text:list-item>
      </text:list>
      <text:h text:style-name="Heading_20_3" text:outline-level="3">Локализация и мультиязычность:</text:h>
      <text:list xml:id="list1690241537143645159" text:style-name="L7">
        <text:list-item>
          <text:p text:style-name="P16"><text:span text:style-name="Strong_20_Emphasis">Локализация темы (Theme Localization)</text:span>:</text:p>
          <text:list>
            <text:list-item>
              <text:p text:style-name="P8">Описание: Процесс адаптации темы для различных языков и региональных настроек.</text:p>
            </text:list-item>
          </text:list>
        </text:list-item>
      </text:list>
      <text:h text:style-name="Heading_20_3" text:outline-level="3">Тестирование и отладка:</text:h>
      <text:list xml:id="list4474872197727047475" text:style-name="L8">
        <text:list-item>
          <text:p text:style-name="P9"><text:span text:style-name="Strong_20_Emphasis">Отладка PHP (PHP Debugging)</text:span>:</text:p>
          <text:list>
            <text:list-item>
              <text:p text:style-name="P17">Описание: Процесс поиска и исправления ошибок в PHP-коде с использованием специализированных инструментов и техник.</text:p>
            </text:list-item>
          </text:list>
        </text:list-item>
        <text:list-item>
          <text:p text:style-name="P9"><text:span text:style-name="Strong_20_Emphasis">Тестирование темы (Theme Testing)</text:span>:</text:p>
          <text:list>
            <text:list-item>
              <text:p text:style-name="P9">Описание: Проверка темы на различных браузерах, устройствах и разрешениях экрана для обеспечения качественного отображения и работы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1T22:15:47.46</dc:date>
    <meta:document-statistic meta:table-count="0" meta:image-count="0" meta:object-count="0" meta:page-count="2" meta:paragraph-count="54" meta:word-count="401" meta:character-count="2937"/>
    <dc:creator>Dima Wide</dc:creator>
    <meta:user-defined meta:name="Info 1"/>
    <meta:user-defined meta:name="Info 2"/>
    <meta:user-defined meta:name="Info 3"/>
    <meta:user-defined meta:name="Info 4"/>
  </office:meta>
</office:document-meta>
</file>